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577287EB25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4.90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2.9cm" svg:height="58.04cm" svg:x="3.472cm" svg:y="8.365cm">
          <draw:image xlink:href="Pictures/100000000000050000000577287EB251.jpg" xlink:type="simple" xlink:show="embed" xlink:actuate="onLoad">
            <text:p/>
          </draw:image>
        </draw:frame>
        <draw:frame draw:style-name="gr2" draw:text-style-name="P2" draw:layer="layout" svg:width="23.75cm" svg:height="5.267cm" svg:x="33.384cm" svg:y="75.803cm">
          <draw:text-box>
            <text:p><text:span text:style-name="T1">Структура головного модуля. Діаграма класів</text:span></text:p>
            <text:p><text:span text:style-name="T1"/></text:p>
            <text:p><text:span text:style-name="T1"/></text:p>
            <text:p><text:span text:style-name="T1">Паляниця Олег, КП-9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12T22:58:42</meta:creation-date>
    <dc:date>2013-06-14T11:54:25</dc:date>
    <dc:creator>olehp </dc:creator>
    <meta:editing-duration>P0D</meta:editing-duration>
    <meta:editing-cycles>2</meta:editing-cycles>
    <meta:generator>LibreOffice/3.5$Linux_X86_64 LibreOffice_project/350m1$Build-2</meta:generator>
    <meta:document-statistic meta:object-count="2"/>
  </office:meta>
</office:document-meta>
</file>